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501cm" fo:min-width="1.934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23f62" draw:marker-end="Стили_20_стрелок_20_2" draw:marker-end-width="0.3cm" draw:fill="solid" draw:fill-color="#aadcf7" draw:textarea-vertical-align="middle" loext:decorative="false"/>
    </style:style>
    <style:style style:name="gr3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919cm" fo:min-width="2.282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23f62" draw:marker-end="Стили_20_стрелок_20_3" draw:marker-end-width="0.3cm" draw:fill="solid" draw:fill-color="#aadcf7" draw:textarea-vertical-align="middle" loext:decorative="false"/>
    </style:style>
    <style:style style:name="gr5" style:family="graphic" style:parent-style-name="objectwithoutfill">
      <style:graphic-properties svg:stroke-color="#023f62" draw:marker-end="Стили_20_стрелок_20_4" draw:marker-end-width="0.3cm" draw:fill="solid" draw:fill-color="#aadcf7" draw:textarea-vertical-align="middle" loext:decorative="false"/>
    </style:style>
    <style:style style:name="gr6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cm" fo:min-width="4.001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23f62" draw:fill="solid" draw:fill-color="#aadcf7" draw:textarea-vertical-align="middle" loext:decorative="false"/>
    </style:style>
    <style:style style:name="gr8" style:family="graphic" style:parent-style-name="objectwithoutfill">
      <style:graphic-properties svg:stroke-color="#023f62" draw:marker-end="Стили_20_стрелок_20_5" draw:marker-end-width="0.3cm" draw:fill="solid" draw:fill-color="#aadcf7" draw:textarea-vertical-align="middle" loext:decorative="false"/>
    </style:style>
    <style:style style:name="gr9" style:family="graphic" style:parent-style-name="standard">
      <style:graphic-properties svg:stroke-color="#023f62" draw:fill-color="#aadcf7" draw:textarea-horizontal-align="justify" draw:textarea-vertical-align="middle" draw:auto-grow-height="false" fo:min-height="0.986cm" fo:min-width="3.56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809cm" fo:min-width="2.282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23f62" draw:fill="solid" draw:fill-color="#aadcf7" draw:textarea-vertical-align="middle" loext:decorative="false"/>
    </style:style>
    <style:style style:name="gr12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23f62" draw:marker-end="Стили_20_стрелок_20_1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aadcf7"/>
      <style:paragraph-properties fo:text-align="center" style:writing-mode="lr-tb"/>
      <style:text-properties fo:font-size="18pt"/>
    </style:style>
    <style:style style:name="P3" style:family="paragraph">
      <loext:graphic-properties draw:fill="solid" draw:fill-color="#aadcf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aadcf7"/>
      <style:paragraph-properties fo:text-align="center" style:writing-mode="lr-tb"/>
    </style:style>
    <style:style style:name="P6" style:family="paragraph">
      <style:paragraph-properties fo:margin-top="0cm" fo:margin-bottom="0cm" fo:text-align="center" style:writing-mode="lr-tb"/>
      <style:text-properties fo:font-size="18pt"/>
    </style:style>
    <style:style style:name="P7" style:family="paragraph">
      <loext:graphic-properties draw:fill="solid" draw:fill-color="#aadcf7"/>
      <style:paragraph-properties fo:margin-top="0cm" fo:margin-bottom="0cm"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4cm" svg:height="1.75cm" svg:x="8.781cm" svg:y="4.5cm">
          <text:p text:style-name="P1"><text:span text:style-name="T1">a, b, c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line" svg:x1="10.782cm" svg:y1="3.482cm" svg:x2="10.781cm" svg:y2="4.5cm" draw:start-shape="id1" draw:start-glue-point="6" draw:end-shape="id2" draw:end-glue-point="5" svg:d="M10782 3482l-1 1018" svg:viewBox="0 0 2 1019">
          <text:p/>
        </draw:connector>
        <draw:custom-shape draw:style-name="gr3" draw:text-style-name="P2" xml:id="id4" draw:id="id4" draw:layer="layout" svg:width="5.562cm" svg:height="4.337cm" draw:transform="skewX (0.0343829862642883) rotate (0.0342084533390889) translate (8.001cm 9.706cm)">
          <text:p text:style-name="P1"><text:span text:style-name="T1">b &gt; max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draw:type="line" svg:x1="10.781cm" svg:y1="6.25cm" svg:x2="10.782cm" svg:y2="7.5cm" draw:start-shape="id2" draw:start-glue-point="8" draw:end-shape="id3" draw:end-glue-point="4" svg:d="M10781 6250l1 1250" svg:viewBox="0 0 2 1251">
          <text:p/>
        </draw:connector>
        <draw:connector draw:style-name="gr4" draw:text-style-name="P3" draw:layer="layout" draw:type="line" svg:x1="10.782cm" svg:y1="8.75cm" svg:x2="10.781cm" svg:y2="9.613cm" draw:start-shape="id3" draw:start-glue-point="6" draw:end-shape="id4" draw:end-glue-point="4" svg:d="M10782 8750l-1 863" svg:viewBox="0 0 2 864">
          <text:p/>
        </draw:connector>
        <draw:connector draw:style-name="gr5" draw:text-style-name="P3" draw:layer="layout" svg:x1="8.001cm" svg:y1="11.878cm" svg:x2="5.751cm" svg:y2="13.75cm" draw:start-shape="id4" draw:start-glue-point="5" draw:end-shape="id5" draw:end-glue-point="4" svg:d="M8001 11878h-2250v1872" svg:viewBox="0 0 2251 1873">
          <text:p/>
        </draw:connector>
        <draw:custom-shape draw:style-name="gr6" draw:text-style-name="P2" xml:id="id5" draw:id="id5" draw:layer="layout" svg:width="4.501cm" svg:height="1.25cm" svg:x="3.5cm" svg:y="13.75cm">
          <text:p text:style-name="P1"><text:span text:style-name="T1">max = 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s" draw:line-skew="0.998cm 0.102cm" svg:x1="5.751cm" svg:y1="15cm" svg:x2="10.782cm" svg:y2="16.892cm" draw:start-shape="id5" draw:start-glue-point="6" draw:end-shape="id6" draw:end-glue-point="4" svg:d="M5751 15000v1500l5031-9v401" svg:viewBox="0 0 5032 1893">
          <text:p/>
        </draw:connector>
        <draw:connector draw:style-name="gr8" draw:text-style-name="P3" draw:layer="layout" draw:line-skew="1.498cm 1.079cm" svg:x1="13.559cm" svg:y1="11.688cm" svg:x2="10.782cm" svg:y2="16.892cm" draw:start-shape="id4" draw:start-glue-point="7" draw:end-shape="id6" draw:end-glue-point="4" svg:d="M13559 11688h1999v4812h-4776v392" svg:viewBox="0 0 4777 5205">
          <text:p/>
        </draw:connector>
        <draw:custom-shape draw:style-name="gr9" draw:text-style-name="P5" xml:id="id1" draw:id="id1" draw:layer="layout" svg:width="4.5cm" svg:height="1.75cm" draw:transform="skewX (-0.00802851455917392) rotate (-0.00785398163397424) translate (8.531cm 1.715cm)">
          <text:p text:style-name="P4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7" draw:id="id7" draw:layer="layout" svg:width="4.501cm" svg:height="1.25cm" svg:x="3.5cm" svg:y="20.5cm">
          <text:p text:style-name="P1"><text:span text:style-name="T1">max = с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7" xml:id="id6" draw:id="id6" draw:layer="layout" svg:width="5.562cm" svg:height="4.117cm" draw:transform="skewX (0.0328121899374934) rotate (0.0324631240870945) translate (8.002cm 16.981cm)">
          <text:p text:style-name="P6"><text:span text:style-name="T1">с &gt; max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svg:x1="8.001cm" svg:y1="19.042cm" svg:x2="5.751cm" svg:y2="20.5cm" draw:start-shape="id6" draw:start-glue-point="5" draw:end-shape="id7" draw:end-glue-point="4" svg:d="M8001 19042h-2250v1458" svg:viewBox="0 0 2251 1459">
          <text:p/>
        </draw:connector>
        <draw:connector draw:style-name="gr11" draw:text-style-name="P3" draw:layer="layout" draw:line-skew="0.499cm" svg:x1="5.751cm" svg:y1="21.75cm" svg:x2="10.781cm" svg:y2="23.75cm" draw:start-shape="id7" draw:start-glue-point="6" draw:end-shape="id8" draw:end-glue-point="5" svg:d="M5751 21750v1500h5030v500" svg:viewBox="0 0 5031 2001">
          <text:p/>
        </draw:connector>
        <draw:custom-shape draw:style-name="gr6" draw:text-style-name="P2" xml:id="id3" draw:id="id3" draw:layer="layout" svg:width="4.501cm" svg:height="1.25cm" svg:x="8.531cm" svg:y="7.5cm">
          <text:p text:style-name="P1"><text:span text:style-name="T1">max = 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4cm" svg:height="1.75cm" svg:x="8.781cm" svg:y="23.75cm">
          <text:p text:style-name="P1"><text:span text:style-name="T1">max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5" xml:id="id9" draw:id="id9" draw:layer="layout" svg:width="4.5cm" svg:height="1.75cm" draw:transform="skewX (-0.00802851455917392) rotate (-0.00785398163397424) translate (8.531cm 26.715cm)">
          <text:p text:style-name="P4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8" draw:layer="layout" draw:type="line" svg:x1="10.781cm" svg:y1="25.5cm" svg:x2="10.782cm" svg:y2="26.731cm" draw:start-shape="id8" draw:start-glue-point="8" draw:end-shape="id9" draw:end-glue-point="4" svg:d="M10781 25500l1 1231" svg:viewBox="0 0 2 1232">
          <text:p/>
        </draw:connector>
        <draw:connector draw:style-name="gr13" draw:text-style-name="P8" draw:layer="layout" draw:line-skew="1.44cm 0.87cm" svg:x1="13.561cm" svg:y1="18.862cm" svg:x2="10.781cm" svg:y2="23.75cm" draw:start-shape="id6" draw:start-glue-point="7" draw:end-shape="id8" draw:end-glue-point="5" svg:d="M13561 18862h1941v4388h-4721v500" svg:viewBox="0 0 4722 488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5" draw:display-name="Стили стрелок 15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20:38:44.205988881</meta:creation-date>
    <meta:generator>LibreOffice/7.6.1.2$Linux_X86_64 LibreOffice_project/f5defcebd022c5bc36bbb79be232cb6926d8f674</meta:generator>
    <dc:date>2023-09-26T19:16:10.941698844</dc:date>
    <meta:editing-duration>PT1H59M19S</meta:editing-duration>
    <meta:editing-cycles>74</meta:editing-cycles>
    <meta:document-statistic meta:object-count="19"/>
  </office:meta>
</office:document-meta>
</file>